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0937in" loext:contextual-spacing="false" fo:orphans="2" fo:widows="2" fo:text-indent="0in" style:auto-text-indent="false"/>
      <style:text-properties fo:font-variant="normal" fo:text-transform="none" fo:color="#333333" style:font-name="Helvetica Neue" fo:font-size="9.75pt" fo:letter-spacing="normal" fo:font-style="normal" fo:font-weight="normal"/>
    </style:style>
    <style:style style:name="P2" style:family="paragraph" style:parent-style-name="Text_20_body">
      <style:paragraph-properties fo:margin-left="0in" fo:margin-right="0in" fo:margin-top="0in" fo:margin-bottom="0.0937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 style:family="paragraph" style:parent-style-name="Text_20_body">
      <style:paragraph-properties fo:margin-left="0.498in" fo:margin-right="0.3937in" fo:margin-top="0in" fo:margin-bottom="0.0937in" loext:contextual-spacing="false" style:line-height-at-least="0.1874in" fo:orphans="2" fo:widows="2" fo:text-indent="0in" style:auto-text-indent="false" fo:padding-left="0.1563in" fo:padding-right="0in" fo:padding-top="0in" fo:padding-bottom="0in" fo:border-left="3.74pt solid #eeeeee" fo:border-right="none" fo:border-top="none" fo:border-bottom="none"/>
      <style:text-properties fo:font-variant="normal" fo:text-transform="none" fo:color="#333333" style:font-name="Helvetica Neue" fo:font-size="9.75pt" fo:letter-spacing="normal" fo:font-style="normal" fo:font-weight="normal"/>
    </style:style>
    <style:style style:name="P5" style:family="paragraph" style:parent-style-name="Heading_20_3">
      <style:text-properties fo:font-variant="normal" fo:text-transform="none" fo:color="#333333" style:font-name="Helvetica Neue" fo:font-size="10.5pt" fo:letter-spacing="normal" fo:font-style="normal" fo:font-weight="bold"/>
    </style:style>
    <style:style style:name="P6" style:family="paragraph" style:parent-style-name="Heading_20_3">
      <style:paragraph-properties fo:margin-left="0in" fo:margin-right="0in" fo:margin-top="0.0937in" fo:margin-bottom="0.0937in" loext:contextual-spacing="false" style:line-height-at-least="0.4165in" fo:orphans="2" fo:widows="2" fo:text-indent="0in" style:auto-text-indent="false"/>
      <style:text-properties fo:font-variant="normal" fo:text-transform="none" fo:color="#333333" style:font-name="Helvetica Neue" fo:font-size="10.5pt" fo:letter-spacing="normal" fo:font-style="normal" fo:font-weight="bold"/>
    </style:style>
    <style:style style:name="P7"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000000" style:font-name="Monaco" fo:font-size="10.5pt" fo:letter-spacing="normal" fo:font-style="normal" fo:font-weight="bold" fo:background-color="#ffffff"/>
    </style:style>
    <style:style style:name="P8"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408080" style:font-name="Monaco" fo:font-size="10.5pt" fo:letter-spacing="normal" fo:font-style="italic" fo:font-weight="bold" fo:background-color="#ffffff"/>
    </style:style>
    <style:style style:name="P9"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666666" style:font-name="Monaco" fo:font-size="10.5pt" fo:letter-spacing="normal" fo:font-style="normal" fo:font-weight="bold" fo:background-color="#ffffff"/>
    </style:style>
    <style:style style:name="P10"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0000" style:font-name="Monaco" fo:font-size="10.5pt" fo:letter-spacing="normal" fo:font-style="normal" fo:font-weight="bold" fo:background-color="#ffffff"/>
    </style:style>
    <style:style style:name="P11"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0000" fo:letter-spacing="normal" fo:background-color="#ffffff"/>
    </style:style>
    <style:style style:name="P12"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style>
    <style:style style:name="T1" style:family="text">
      <style:text-properties fo:color="#666666"/>
    </style:style>
    <style:style style:name="T2" style:family="text">
      <style:text-properties fo:color="#666666" style:font-name="Monaco" fo:font-size="10.5pt" fo:font-style="normal" fo:font-weight="bold"/>
    </style:style>
    <style:style style:name="T3" style:family="text">
      <style:text-properties fo:color="#999999" fo:font-size="7.5pt"/>
    </style:style>
    <style:style style:name="T4" style:family="text">
      <style:text-properties fo:font-variant="normal" fo:text-transform="none" fo:color="#333333" style:font-name="Helvetica Neue" fo:font-size="9.75pt" fo:letter-spacing="normal" fo:font-style="normal" fo:font-weight="bold"/>
    </style:style>
    <style:style style:name="T5" style:family="text">
      <style:text-properties fo:font-variant="normal" fo:text-transform="none" fo:color="#333333" style:font-name="Helvetica Neue" fo:font-size="9.75pt" fo:letter-spacing="normal" fo:font-style="normal" fo:font-weight="normal"/>
    </style:style>
    <style:style style:name="T6" style:family="text">
      <style:text-properties fo:font-variant="normal" fo:text-transform="none" fo:color="#333333" style:font-name="Helvetica Neue" fo:font-size="9.75pt" fo:letter-spacing="normal" fo:font-style="italic" fo:font-weight="normal"/>
    </style:style>
    <style:style style:name="T7" style:family="text">
      <style:text-properties fo:font-variant="normal" fo:text-transform="none" fo:color="#333333" style:text-line-through-style="none" style:text-line-through-type="none" style:font-name="MathJax Math-italic" fo:font-size="11.25pt" fo:letter-spacing="normal" fo:font-style="normal" style:text-underline-style="none" fo:font-weight="normal" style:text-blinking="false" loext:padding="0in" loext:border="none"/>
    </style:style>
    <style:style style:name="T8" style:family="text">
      <style:text-properties fo:font-variant="normal" fo:text-transform="none" fo:color="#333333" style:text-line-through-style="none" style:text-line-through-type="none" style:font-name="MathJax Main" fo:font-size="11.25pt" fo:letter-spacing="normal" fo:font-style="normal" style:text-underline-style="none" fo:font-weight="normal" style:text-blinking="false" loext:padding="0in" loext:border="none"/>
    </style:style>
    <style:style style:name="T9" style:family="text">
      <style:text-properties fo:font-variant="normal" fo:text-transform="none" fo:color="#333333" style:text-line-through-style="none" style:text-line-through-type="none" style:font-name="MathJax Main" fo:font-size="8.25pt" fo:letter-spacing="normal" fo:font-style="normal" style:text-underline-style="none" fo:font-weight="normal" style:text-blinking="false" loext:padding="0in" loext:border="none"/>
    </style:style>
    <style:style style:name="T10" style:family="text">
      <style:text-properties fo:font-variant="normal" fo:text-transform="none" fo:color="#333333" style:text-line-through-style="none" style:text-line-through-type="none" style:font-name="Helvetica Neue" fo:font-size="11.25pt" fo:letter-spacing="normal" fo:font-style="normal" style:text-underline-style="none" fo:font-weight="normal" style:text-blinking="false" loext:padding="0in" loext:border="none"/>
    </style:style>
    <style:style style:name="T11" style:family="text">
      <style:text-properties fo:color="#008000"/>
    </style:style>
    <style:style style:name="T12" style:family="text">
      <style:text-properties fo:color="#008000" style:font-name="Monaco" fo:font-size="10.5pt" fo:font-style="normal" fo:font-weight="bold"/>
    </style:style>
    <style:style style:name="T13" style:family="text">
      <style:text-properties style:font-name="Monaco" fo:font-size="10.5pt" fo:font-style="normal" fo:font-weight="bold"/>
    </style:style>
    <style:style style:name="T14" style:family="text">
      <style:text-properties fo:color="#408080" style:font-name="Monaco" fo:font-size="10.5pt" fo:font-style="italic" fo:font-weight="bold"/>
    </style:style>
    <style:style style:name="T15" style:family="text">
      <style:text-properties fo:color="#ba2121" style:font-name="Monaco" fo:font-size="10.5pt"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problem-summary"/>Problem summary</text:h>
      <text:p text:style-name="P1">You're provided with a list of at most 10 DNA strings of equal length. For these DNA strings you must find the "consensus string." To find the consensus string, you must identify which DNA nucleotide (A, C, G, or T) is most common at each position across all the provided DNA strings. For example, if we're given the following strings:</text:p>
      <text:p text:style-name="P7">1 2 3 4</text:p>
      <text:p text:style-name="P9">--------</text:p>
      <text:p text:style-name="P10">A C G T</text:p>
      <text:p text:style-name="P10">A T C G</text:p>
      <text:p text:style-name="P10">A T T A</text:p>
      <text:p text:style-name="P10">C T G A</text:p>
      <text:p text:style-name="P1">then the consensus string is "ATGA" because 'A' appears the most in the first nucleotide position, 'T' appears the most in the second nucleotide position, 'G' appears the most in the third nucleotide position, and 'A' appears the most in the fourth nucleotide position.</text:p>
      <text:p text:style-name="P1">We must also return a profile for these four strings. A profile is simply a matrix where each of the rows represents the frequency at which a certain nucleotide appears at that position across all the strings. For example, the four DNA strings in the above example would have the following profile:</text:p>
      <text:p text:style-name="P7">A<text:span text:style-name="T1">:</text:span> <text:span text:style-name="T1">3</text:span> <text:span text:style-name="T1">0</text:span> <text:span text:style-name="T1">0</text:span> <text:span text:style-name="T1">2</text:span></text:p>
      <text:p text:style-name="P10">C<text:span text:style-name="T1">:</text:span> <text:span text:style-name="T1">1</text:span> <text:span text:style-name="T1">1</text:span> <text:span text:style-name="T1">1</text:span> <text:span text:style-name="T1">0</text:span></text:p>
      <text:p text:style-name="P10">G<text:span text:style-name="T1">:</text:span> <text:span text:style-name="T1">0</text:span> <text:span text:style-name="T1">0</text:span> <text:span text:style-name="T1">2</text:span> <text:span text:style-name="T1">1</text:span></text:p>
      <text:p text:style-name="P10">T<text:span text:style-name="T1">:</text:span> <text:span text:style-name="T1">0</text:span> <text:span text:style-name="T1">3</text:span> <text:span text:style-name="T1">1</text:span> <text:span text:style-name="T1">1</text:span></text:p>
      <text:p text:style-name="P1">At the first position across all strings, A appears 3 times, C appears 1 time, and G and T both appear 0 times. As a result, the first column of the profile is A: 3, C: 1, G: 0, and T: 0. The profile is created by continuing this process of counting the number of times each nucleotide appears for the rest of the positions.</text:p>
      <text:p text:style-name="P4">Description from problem page:<text:span text:style-name="T3">click to expand</text:span></text:p>
      <text:h text:style-name="P6" text:outline-level="3"><text:bookmark text:name="algorithm-idea"/>Algorithm idea</text:h>
      <text:p text:style-name="P1">If you're programming in Python, store each of the DNA strings as a row object in a Numpy Array. Alternatively, if you're using another language or don't have Numpy you can simulate a matrix type object using a list of lists. Write a function that counts the number of each nucleotide at each position and use this to create another "matrix" for the profile. Write a function to determine which nucleotide's count is highest for each column in the profile and use it to generate the consensus string.</text:p>
      <text:p text:style-name="P2"><text:span text:style-name="Strong_20_Emphasis"><text:span text:style-name="T4">NB:</text:span></text:span><text:span text:style-name="T5"> You may find it is easier to do this in column-major form rather than row-major form, as we are accustomed to viewing matrices.</text:span></text:p>
      <text:h text:style-name="P6" text:outline-level="3"><text:bookmark text:name="pseudo-code"/><text:soft-page-break/>Pseudo code</text:h>
      <text:p text:style-name="P8">#Uses the "list of lists" approach to creating a matrix and assumes we're given three strings.</text:p>
      <text:p text:style-name="P12"/>
      <text:p text:style-name="P10"><text:span text:style-name="T11">class</text:span> MatrixObject:</text:p>
      <text:p text:style-name="P11"><text:s text:c="4"/><text:span text:style-name="T13">self.matrix = [ [</text:span><text:span text:style-name="T12">length</text:span><text:span text:style-name="T13"> of DNA string], [</text:span><text:span text:style-name="T12">length</text:span><text:span text:style-name="T13"> of DNA string], [</text:span><text:span text:style-name="T12">length</text:span><text:span text:style-name="T13"> of DNA string] ]</text:span></text:p>
      <text:p text:style-name="P11"><text:s text:c="4"/><text:span text:style-name="T13">self.profile = [ [A</text:span><text:span text:style-name="T2">-</text:span><text:span text:style-name="T13">count goes here], [G</text:span><text:span text:style-name="T2">-</text:span><text:span text:style-name="T13">count goes here], [C</text:span><text:span text:style-name="T2">-</text:span><text:span text:style-name="T13">count goes here], [T</text:span><text:span text:style-name="T2">-</text:span><text:span text:style-name="T13">count goes here] ]</text:span></text:p>
      <text:p text:style-name="P11"><text:s text:c="4"/><text:span text:style-name="T14">#Each of the lists inside of self.profile is the same length as the DNA string.</text:span></text:p>
      <text:p text:style-name="P11"><text:s text:c="4"/><text:span text:style-name="T13">def add_string_to_matrix(dna_string): </text:span></text:p>
      <text:p text:style-name="P11"><text:s text:c="8"/><text:span text:style-name="T13">self.matrix.append(list(dna_string))</text:span></text:p>
      <text:p text:style-name="P11"><text:s text:c="4"/><text:span text:style-name="T13">def create_profile():</text:span></text:p>
      <text:p text:style-name="P11"><text:s text:c="8"/><text:span text:style-name="T13">pos = 0</text:span></text:p>
      <text:p text:style-name="P11"><text:s text:c="8"/><text:span text:style-name="T12">for</text:span><text:span text:style-name="T13"> strand in self.matrix:</text:span></text:p>
      <text:p text:style-name="P11"><text:s text:c="12"/><text:span text:style-name="T12">for</text:span><text:span text:style-name="T13"> nuc in strand:</text:span></text:p>
      <text:p text:style-name="P11"><text:s text:c="16"/><text:span text:style-name="T12">if</text:span><text:span text:style-name="T13"> nuc </text:span><text:span text:style-name="T2">==</text:span><text:span text:style-name="T13"> </text:span><text:span text:style-name="T15">'A'</text:span><text:span text:style-name="T13">:</text:span></text:p>
      <text:p text:style-name="P11"><text:s text:c="20"/><text:span text:style-name="T13">self.profile[0][pos] </text:span><text:span text:style-name="T2">+=</text:span><text:span text:style-name="T13"> 1</text:span></text:p>
      <text:p text:style-name="P11"><text:s text:c="16"/><text:span text:style-name="T12">if</text:span><text:span text:style-name="T13"> nuc </text:span><text:span text:style-name="T2">==</text:span><text:span text:style-name="T13"> </text:span><text:span text:style-name="T15">'G'</text:span><text:span text:style-name="T13">:</text:span></text:p>
      <text:p text:style-name="P11"><text:s text:c="20"/><text:span text:style-name="T13">self.profile[1][pos] </text:span><text:span text:style-name="T2">+=</text:span><text:span text:style-name="T13"> 1</text:span></text:p>
      <text:p text:style-name="P11"><text:s text:c="16"/><text:span text:style-name="T12">if</text:span><text:span text:style-name="T13"> nuc </text:span><text:span text:style-name="T2">==</text:span><text:span text:style-name="T13"> </text:span><text:span text:style-name="T15">'C'</text:span><text:span text:style-name="T13">:</text:span></text:p>
      <text:p text:style-name="P11"><text:s text:c="20"/><text:span text:style-name="T13">self.profile[2][pos] </text:span><text:span text:style-name="T2">+=</text:span><text:span text:style-name="T13"> 1</text:span></text:p>
      <text:p text:style-name="P11"><text:s text:c="16"/><text:span text:style-name="T12">if</text:span><text:span text:style-name="T13"> nuc </text:span><text:span text:style-name="T2">==</text:span><text:span text:style-name="T13"> </text:span><text:span text:style-name="T15">'T'</text:span><text:span text:style-name="T13">:</text:span></text:p>
      <text:p text:style-name="P11"><text:s text:c="20"/><text:span text:style-name="T13">self.profile[3][pos] </text:span><text:span text:style-name="T2">+=</text:span><text:span text:style-name="T13"> 1</text:span></text:p>
      <text:p text:style-name="P11"><text:s text:c="16"/><text:span text:style-name="T13">pos </text:span><text:span text:style-name="T2">+=</text:span><text:span text:style-name="T13"> 1</text:span></text:p>
      <text:p text:style-name="P11"><text:s text:c="5"/><text:span text:style-name="T13">def create_con_string():</text:span></text:p>
      <text:p text:style-name="P11"><text:s text:c="10"/><text:span text:style-name="T13">con_string = </text:span><text:span text:style-name="T15">""</text:span></text:p>
      <text:p text:style-name="P11"><text:s text:c="10"/><text:span text:style-name="T12">for</text:span><text:span text:style-name="T13"> pos in </text:span><text:span text:style-name="T12">range</text:span><text:span text:style-name="T13">(</text:span><text:span text:style-name="T12">length</text:span><text:span text:style-name="T13"> of DNA string):</text:span></text:p>
      <text:p text:style-name="P11"><text:s text:c="14"/><text:span text:style-name="T13">arg_max(self.profile[0][pos], self.profile[1][pos], self.profile[2][pos], self.profile[3][pos])</text:span></text:p>
      <text:p text:style-name="P11"><text:s text:c="14"/><text:span text:style-name="T12">if</text:span><text:span text:style-name="T13"> arg_max </text:span><text:span text:style-name="T2">==</text:span><text:span text:style-name="T13"> 0:</text:span></text:p>
      <text:p text:style-name="P11"><text:s text:c="20"/><text:span text:style-name="T13">con_string </text:span><text:span text:style-name="T2">+=</text:span><text:span text:style-name="T13"> </text:span><text:span text:style-name="T15">'A'</text:span></text:p>
      <text:p text:style-name="P11"><text:s text:c="14"/><text:span text:style-name="T12">if</text:span><text:span text:style-name="T13"> arg_max </text:span><text:span text:style-name="T2">==</text:span><text:span text:style-name="T13"> 1:</text:span></text:p>
      <text:p text:style-name="P11"><text:soft-page-break/><text:s text:c="20"/><text:span text:style-name="T13">con_string </text:span><text:span text:style-name="T2">+=</text:span><text:span text:style-name="T13"> </text:span><text:span text:style-name="T15">'G'</text:span></text:p>
      <text:p text:style-name="P11"><text:s text:c="14"/><text:span text:style-name="T12">if</text:span><text:span text:style-name="T13"> arg_max </text:span><text:span text:style-name="T2">==</text:span><text:span text:style-name="T13"> 2:</text:span></text:p>
      <text:p text:style-name="P11"><text:s text:c="20"/><text:span text:style-name="T13">con_string </text:span><text:span text:style-name="T2">+=</text:span><text:span text:style-name="T13"> </text:span><text:span text:style-name="T15">'C'</text:span></text:p>
      <text:p text:style-name="P11"><text:s text:c="14"/><text:span text:style-name="T12">if</text:span><text:span text:style-name="T13"> arg_max </text:span><text:span text:style-name="T2">==</text:span><text:span text:style-name="T13"> 3:</text:span></text:p>
      <text:p text:style-name="P11"><text:s text:c="20"/><text:span text:style-name="T13">con_string </text:span><text:span text:style-name="T2">+=</text:span><text:span text:style-name="T13"> </text:span><text:span text:style-name="T15">'T'</text:span></text:p>
      <text:p text:style-name="P11"><text:s text:c="9"/><text:span text:style-name="T12">return</text:span><text:span text:style-name="T13"> con_string</text:span></text:p>
      <text:h text:style-name="P6" text:outline-level="3"><text:bookmark text:name="complexity-analyses-and-correctness"/>Complexity analyses and correctness</text:h>
      <text:p text:style-name="P3"><text:span text:style-name="T5">The algorithm should require </text:span><text:bookmark text:name="MathJax-Element-1-Frame"/><text:bookmark text:name="MathJax-Span-1"/><text:bookmark text:name="MathJax-Span-2"/><text:bookmark text:name="MathJax-Span-3"/><text:span text:style-name="T7">O</text:span><text:bookmark text:name="MathJax-Span-4"/><text:span text:style-name="T8">(</text:span><text:bookmark text:name="MathJax-Span-5"/><text:bookmark text:name="MathJax-Span-6"/><text:span text:style-name="T7">n</text:span><text:bookmark text:name="MathJax-Span-7"/><text:span text:style-name="T9">2</text:span><text:bookmark text:name="MathJax-Span-8"/><text:span text:style-name="T8">)</text:span><text:span text:style-name="T5"> for generating the profile and another </text:span><text:bookmark text:name="MathJax-Element-2-Frame"/><text:bookmark text:name="MathJax-Span-9"/><text:bookmark text:name="MathJax-Span-10"/><text:bookmark text:name="MathJax-Span-11"/><text:span text:style-name="T7">O</text:span><text:bookmark text:name="MathJax-Span-12"/><text:span text:style-name="T8">(</text:span><text:bookmark text:name="MathJax-Span-13"/><text:span text:style-name="T7">n</text:span><text:bookmark text:name="MathJax-Span-14"/><text:span text:style-name="T8">)</text:span><text:span text:style-name="T5"> for finding the consensus where </text:span><text:bookmark text:name="MathJax-Element-3-Frame"/><text:bookmark text:name="MathJax-Span-15"/><text:bookmark text:name="MathJax-Span-16"/><text:bookmark text:name="MathJax-Span-17"/><text:span text:style-name="T7">n</text:span><text:span text:style-name="T5"> is the length of the DNA string. Note that many matrix operations require </text:span><text:bookmark text:name="MathJax-Element-4-Frame"/><text:bookmark text:name="MathJax-Span-18"/><text:bookmark text:name="MathJax-Span-19"/><text:bookmark text:name="MathJax-Span-20"/><text:span text:style-name="T7">O</text:span><text:bookmark text:name="MathJax-Span-21"/><text:span text:style-name="T8">(</text:span><text:bookmark text:name="MathJax-Span-22"/><text:bookmark text:name="MathJax-Span-23"/><text:span text:style-name="T7">n</text:span><text:bookmark text:name="MathJax-Span-24"/><text:span text:style-name="T9">2</text:span><text:bookmark text:name="MathJax-Span-25"/><text:span text:style-name="T8">)</text:span><text:span text:style-name="T5">complexity as we must traverse columns </text:span><text:span text:style-name="Emphasis"><text:span text:style-name="T6">and</text:span></text:span><text:span text:style-name="T5"> rows. If the matrix is square (</text:span><text:bookmark text:name="MathJax-Element-5-Frame"/><text:bookmark text:name="MathJax-Span-26"/><text:bookmark text:name="MathJax-Span-27"/><text:bookmark text:name="MathJax-Span-28"/><text:span text:style-name="T7">m</text:span><text:bookmark text:name="MathJax-Span-29"/><text:span text:style-name="T8">×</text:span><text:bookmark text:name="MathJax-Span-30"/><text:span text:style-name="T7">m</text:span><text:span text:style-name="T5">, or same number of rows and columns), then the runtime will be </text:span><text:bookmark text:name="MathJax-Element-6-Frame"/><text:bookmark text:name="MathJax-Span-31"/><text:bookmark text:name="MathJax-Span-32"/><text:bookmark text:name="MathJax-Span-33"/><text:span text:style-name="T7">O</text:span><text:bookmark text:name="MathJax-Span-34"/><text:span text:style-name="T8">(</text:span><text:bookmark text:name="MathJax-Span-35"/><text:bookmark text:name="MathJax-Span-36"/><text:span text:style-name="T7">n</text:span><text:bookmark text:name="MathJax-Span-37"/><text:span text:style-name="T9">2</text:span><text:bookmark text:name="MathJax-Span-38"/><text:span text:style-name="T8">)</text:span><text:span text:style-name="T5">. This will differ if the matrix is </text:span><text:bookmark text:name="MathJax-Element-7-Frame"/><text:bookmark text:name="MathJax-Span-39"/><text:bookmark text:name="MathJax-Span-40"/><text:bookmark text:name="MathJax-Span-41"/><text:span text:style-name="T7">m</text:span><text:bookmark text:name="MathJax-Span-42"/><text:span text:style-name="T8">×</text:span><text:bookmark text:name="MathJax-Span-43"/><text:span text:style-name="T7">n</text:span><text:span text:style-name="T5">, where </text:span><text:bookmark text:name="MathJax-Element-8-Frame"/><text:bookmark text:name="MathJax-Span-44"/><text:bookmark text:name="MathJax-Span-45"/><text:bookmark text:name="MathJax-Span-46"/><text:span text:style-name="T7">m</text:span><text:bookmark text:name="MathJax-Span-47"/><text:span text:style-name="T10">≠</text:span><text:bookmark text:name="MathJax-Span-48"/><text:span text:style-name="T7">n</text:span><text:span text:style-name="T5">.</text:span></text:p>
      <text:h text:style-name="P6" text:outline-level="3"><text:bookmark text:name="any-advanced-information"/>Any advanced information</text:h>
      <text:p text:style-name="P1">Numpy arrays in Python will help a lot with this problem, though it is possible to solve this problem with Python-native data structures. If two nucleotides are tied for most frequent at a given position your consensus string can contain eith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2:55:12.504309944</meta:creation-date>
    <dc:date>2019-02-18T22:55:43.397054414</dc:date>
    <meta:editing-duration>PT33S</meta:editing-duration>
    <meta:editing-cycles>1</meta:editing-cycles>
    <meta:document-statistic meta:table-count="0" meta:image-count="0" meta:object-count="0" meta:page-count="3" meta:paragraph-count="57" meta:word-count="660" meta:character-count="4131" meta:non-whitespace-character-count="3127"/>
    <meta:generator>LibreOffice/6.0.7.3$Linux_X86_64 LibreOffice_project/00m0$Build-3</meta:generator>
  </office:meta>
</office:document-meta>
</file>